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f477" officeooo:paragraph-rsid="000ef477"/>
    </style:style>
    <style:style style:name="P2" style:family="paragraph" style:parent-style-name="Standard">
      <style:text-properties officeooo:rsid="0011582a" officeooo:paragraph-rsid="0011582a"/>
    </style:style>
    <style:style style:name="P3" style:family="paragraph" style:parent-style-name="Standard">
      <style:paragraph-properties fo:text-align="end" style:justify-single-word="false"/>
      <style:text-properties officeooo:rsid="0011582a" officeooo:paragraph-rsid="0011582a"/>
    </style:style>
    <style:style style:name="P4" style:family="paragraph" style:parent-style-name="Standard">
      <style:text-properties officeooo:rsid="0013610d" officeooo:paragraph-rsid="0013610d"/>
    </style:style>
    <style:style style:name="P5" style:family="paragraph" style:parent-style-name="Standard">
      <style:text-properties officeooo:rsid="0014caa1" officeooo:paragraph-rsid="0014caa1"/>
    </style:style>
    <style:style style:name="P6" style:family="paragraph" style:parent-style-name="Standard">
      <style:text-properties officeooo:rsid="001575d2" officeooo:paragraph-rsid="001575d2"/>
    </style:style>
    <style:style style:name="P7" style:family="paragraph" style:parent-style-name="Standard" style:list-style-name="L1">
      <style:text-properties officeooo:rsid="000ef477" officeooo:paragraph-rsid="000ef477"/>
    </style:style>
    <style:style style:name="P8" style:family="paragraph" style:parent-style-name="Standard" style:list-style-name="L2">
      <style:text-properties officeooo:rsid="000ef477" officeooo:paragraph-rsid="000ef477"/>
    </style:style>
    <style:style style:name="P9" style:family="paragraph" style:parent-style-name="Standard" style:list-style-name="L3">
      <style:text-properties officeooo:rsid="000ef477" officeooo:paragraph-rsid="000ef477"/>
    </style:style>
    <style:style style:name="P10" style:family="paragraph" style:parent-style-name="Standard" style:list-style-name="L4">
      <style:text-properties officeooo:rsid="000ef477" officeooo:paragraph-rsid="000ef477"/>
    </style:style>
    <style:style style:name="P11" style:family="paragraph" style:parent-style-name="Standard" style:list-style-name="L5">
      <style:text-properties officeooo:rsid="000ef477" officeooo:paragraph-rsid="000ef477"/>
    </style:style>
    <style:style style:name="P12" style:family="paragraph" style:parent-style-name="Standard" style:list-style-name="L6">
      <style:text-properties officeooo:rsid="000ef477" officeooo:paragraph-rsid="000ef477"/>
    </style:style>
    <style:style style:name="P13" style:family="paragraph" style:parent-style-name="Standard" style:list-style-name="L7">
      <style:text-properties officeooo:rsid="000ef477" officeooo:paragraph-rsid="000ef477"/>
    </style:style>
    <style:style style:name="P14" style:family="paragraph" style:parent-style-name="Standard" style:list-style-name="L9">
      <style:text-properties officeooo:rsid="000ef477" officeooo:paragraph-rsid="000ef477"/>
    </style:style>
    <style:style style:name="P15" style:family="paragraph" style:parent-style-name="Standard" style:list-style-name="L10">
      <style:text-properties officeooo:rsid="000ef477" officeooo:paragraph-rsid="000ef477"/>
    </style:style>
    <style:style style:name="P16" style:family="paragraph" style:parent-style-name="Standard" style:list-style-name="L11">
      <style:text-properties officeooo:rsid="000ef477" officeooo:paragraph-rsid="000ef477"/>
    </style:style>
    <style:style style:name="P17" style:family="paragraph" style:parent-style-name="Standard" style:list-style-name="L15">
      <style:text-properties officeooo:rsid="000ef477" officeooo:paragraph-rsid="000ef477"/>
    </style:style>
    <style:style style:name="P18" style:family="paragraph" style:parent-style-name="Standard" style:list-style-name="L8">
      <style:text-properties officeooo:paragraph-rsid="000ef477"/>
    </style:style>
    <style:style style:name="P19" style:family="paragraph" style:parent-style-name="Standard" style:list-style-name="L12">
      <style:text-properties officeooo:paragraph-rsid="000ef477"/>
    </style:style>
    <style:style style:name="P20" style:family="paragraph" style:parent-style-name="Standard" style:list-style-name="L13">
      <style:text-properties officeooo:paragraph-rsid="000ef477"/>
    </style:style>
    <style:style style:name="P21" style:family="paragraph" style:parent-style-name="Standard" style:list-style-name="L14">
      <style:text-properties officeooo:paragraph-rsid="000ef477"/>
    </style:style>
    <style:style style:name="P22" style:family="paragraph" style:parent-style-name="Standard" style:list-style-name="L16">
      <style:text-properties officeooo:rsid="0011582a" officeooo:paragraph-rsid="0011582a"/>
    </style:style>
    <style:style style:name="P23" style:family="paragraph" style:parent-style-name="Standard" style:list-style-name="L17">
      <style:text-properties officeooo:rsid="0011582a" officeooo:paragraph-rsid="0011582a"/>
    </style:style>
    <style:style style:name="P24" style:family="paragraph" style:parent-style-name="Standard" style:list-style-name="L18">
      <style:text-properties officeooo:rsid="0011582a" officeooo:paragraph-rsid="0011582a"/>
    </style:style>
    <style:style style:name="P25" style:family="paragraph" style:parent-style-name="Standard" style:list-style-name="L19">
      <style:text-properties officeooo:rsid="0011582a" officeooo:paragraph-rsid="0011582a"/>
    </style:style>
    <style:style style:name="P26" style:family="paragraph" style:parent-style-name="Standard" style:list-style-name="L20">
      <style:text-properties officeooo:rsid="0011582a" officeooo:paragraph-rsid="0011582a"/>
    </style:style>
    <style:style style:name="P27" style:family="paragraph" style:parent-style-name="Standard" style:list-style-name="L21">
      <style:text-properties officeooo:rsid="0011582a" officeooo:paragraph-rsid="0011582a"/>
    </style:style>
    <style:style style:name="P28" style:family="paragraph" style:parent-style-name="Standard" style:list-style-name="L22">
      <style:text-properties officeooo:rsid="0013610d" officeooo:paragraph-rsid="0013610d"/>
    </style:style>
    <style:style style:name="P29" style:family="paragraph" style:parent-style-name="Standard" style:list-style-name="L23">
      <style:text-properties officeooo:rsid="0013610d" officeooo:paragraph-rsid="0013610d"/>
    </style:style>
    <style:style style:name="P30" style:family="paragraph" style:parent-style-name="Standard" style:list-style-name="L27">
      <style:text-properties officeooo:rsid="0013610d" officeooo:paragraph-rsid="0013610d"/>
    </style:style>
    <style:style style:name="P31" style:family="paragraph" style:parent-style-name="Standard" style:list-style-name="L28">
      <style:text-properties officeooo:rsid="0013610d" officeooo:paragraph-rsid="0013610d"/>
    </style:style>
    <style:style style:name="P32" style:family="paragraph" style:parent-style-name="Standard" style:list-style-name="L29">
      <style:text-properties officeooo:rsid="0013610d" officeooo:paragraph-rsid="0013610d"/>
    </style:style>
    <style:style style:name="P33" style:family="paragraph" style:parent-style-name="Standard" style:list-style-name="L29">
      <style:text-properties officeooo:rsid="0013610d" officeooo:paragraph-rsid="001575d2"/>
    </style:style>
    <style:style style:name="P34" style:family="paragraph" style:parent-style-name="Standard" style:list-style-name="L24">
      <style:text-properties style:use-window-font-color="true" loext:opacity="0%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officeooo:rsid="0013610d" officeooo:paragraph-rsid="0013610d" style:letter-kerning="true" style:font-size-asian="10pt" style:font-style-asian="normal" style:font-weight-asian="normal" style:text-emphasize="none"/>
    </style:style>
    <style:style style:name="P35" style:family="paragraph" style:parent-style-name="Standard" style:list-style-name="L25">
      <style:text-properties officeooo:rsid="0014caa1" officeooo:paragraph-rsid="0014caa1"/>
    </style:style>
    <style:style style:name="P36" style:family="paragraph" style:parent-style-name="Standard" style:list-style-name="L25">
      <style:text-properties style:text-underline-style="none" officeooo:rsid="0014caa1" officeooo:paragraph-rsid="0014caa1"/>
    </style:style>
    <style:style style:name="P37" style:family="paragraph" style:parent-style-name="Standard">
      <style:paragraph-properties fo:text-align="center" style:justify-single-word="false"/>
      <style:text-properties style:text-underline-style="none" officeooo:rsid="0014caa1" officeooo:paragraph-rsid="0014caa1"/>
    </style:style>
    <style:style style:name="P38" style:family="paragraph" style:parent-style-name="Standard">
      <style:text-properties style:text-underline-style="none" officeooo:rsid="0014caa1" officeooo:paragraph-rsid="0014caa1"/>
    </style:style>
    <style:style style:name="P39" style:family="paragraph" style:parent-style-name="Standard" style:list-style-name="L26">
      <style:text-properties style:text-underline-style="none" officeooo:rsid="0014caa1" officeooo:paragraph-rsid="0014caa1"/>
    </style:style>
    <style:style style:name="P40" style:family="paragraph" style:parent-style-name="Standard" style:list-style-name="L28">
      <style:text-properties officeooo:rsid="001569d6" officeooo:paragraph-rsid="001569d6"/>
    </style:style>
    <style:style style:name="P41" style:family="paragraph" style:parent-style-name="Standard" style:list-style-name="L30">
      <style:text-properties officeooo:rsid="001575d2" officeooo:paragraph-rsid="001575d2"/>
    </style:style>
    <style:style style:name="P4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officeooo:rsid="000ef477"/>
    </style:style>
    <style:style style:name="T3" style:family="text">
      <style:text-properties officeooo:rsid="0013610d"/>
    </style:style>
    <style:style style:name="T4" style:family="text">
      <style:text-properties officeooo:rsid="0014caa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y links:</text:p>
      <text:p text:style-name="P1">Documentation</text:p>
      <text:list xml:id="list3578493720" text:style-name="L1">
        <text:list-item>
          <text:p text:style-name="P7"><text:a xlink:type="simple" xlink:href="https://www.crummy.com/software/BeautifulSoup/bs4/doc/#attrs" text:style-name="Internet_20_link" text:visited-style-name="Visited_20_Internet_20_Link">https://www.crummy.com/software/BeautifulSoup/bs4/doc/#attrs</text:a></text:p>
        </text:list-item>
      </text:list>
      <text:p text:style-name="P1">python dict</text:p>
      <text:list xml:id="list1221371312" text:style-name="L2">
        <text:list-item>
          <text:p text:style-name="P8"><text:a xlink:type="simple" xlink:href="https://www.w3schools.com/python/python_dictionaries.asp" text:style-name="Internet_20_link" text:visited-style-name="Visited_20_Internet_20_Link">https://www.w3schools.com/python/python_dictionaries.asp</text:a></text:p>
        </text:list-item>
        <text:list-item>
          <text:p text:style-name="P8"><text:a xlink:type="simple" xlink:href="https://docs.python.org/3/tutorial/datastructures.html" text:style-name="Internet_20_link" text:visited-style-name="Visited_20_Internet_20_Link">https://docs.python.org/3/tutorial/datastructures.html</text:a></text:p>
        </text:list-item>
        <text:list-item>
          <text:p text:style-name="P8"><text:a xlink:type="simple" xlink:href="https://www.geeksforgeeks.org/python-dictionary/" text:style-name="Internet_20_link" text:visited-style-name="Visited_20_Internet_20_Link">https://www.geeksforgeeks.org/python-dictionary/</text:a></text:p>
        </text:list-item>
      </text:list>
      <text:p text:style-name="P1">python list</text:p>
      <text:list xml:id="list123832077886022" text:continue-numbering="true" text:style-name="L2">
        <text:list-item>
          <text:p text:style-name="P8"><text:a xlink:type="simple" xlink:href="https://developers.google.com/edu/python/lists" text:style-name="Internet_20_link" text:visited-style-name="Visited_20_Internet_20_Link">https://developers.google.com/edu/python/lists</text:a></text:p>
        </text:list-item>
      </text:list>
      <text:p text:style-name="P1">sys.args python</text:p>
      <text:list xml:id="list2982605455" text:style-name="L3">
        <text:list-item>
          <text:p text:style-name="P9"><text:a xlink:type="simple" xlink:href="https://www.geeksforgeeks.org/how-to-use-sys-argv-in-python/" text:style-name="Internet_20_link" text:visited-style-name="Visited_20_Internet_20_Link">https://www.geeksforgeeks.org/how-to-use-sys-argv-in-python/</text:a></text:p>
        </text:list-item>
        <text:list-item>
          <text:p text:style-name="P9"><text:a xlink:type="simple" xlink:href="https://www.knowledgehut.com/blog/programming/sys-argv-python-examples" text:style-name="Internet_20_link" text:visited-style-name="Visited_20_Internet_20_Link">https://www.knowledgehut.com/blog/programming/sys-argv-python-examples</text:a></text:p>
        </text:list-item>
        <text:list-item>
          <text:p text:style-name="P9"><text:a xlink:type="simple" xlink:href="https://www.knowledgehut.com/blog/programming/self-variabe-python-examples" text:style-name="Internet_20_link" text:visited-style-name="Visited_20_Internet_20_Link">https://www.knowledgehut.com/blog/programming/self-variabe-python-examples</text:a></text:p>
        </text:list-item>
        <text:list-item>
          <text:p text:style-name="P9"><text:a xlink:type="simple" xlink:href="https://docs.python.org/3/library/sys.html" text:style-name="Internet_20_link" text:visited-style-name="Visited_20_Internet_20_Link">https://docs.python.org/3/library/sys.html</text:a></text:p>
        </text:list-item>
        <text:list-item>
          <text:p text:style-name="P9"><text:a xlink:type="simple" xlink:href="https://linuxhint.com/python-sys-argv/" text:style-name="Internet_20_link" text:visited-style-name="Visited_20_Internet_20_Link">https://linuxhint.com/python-sys-argv/</text:a></text:p>
        </text:list-item>
      </text:list>
      <text:p text:style-name="P1"><office:annotation office:name="__Annotation__4874_3287677083" loext:resolved="false"><dc:creator>Unknown Author</dc:creator><dc:date>2022-10-28T13:36:16.448000000</dc:date><text:p text:style-name="P42"><text:span text:style-name="T7">Click is a Python package for creating beautiful command line interfaces in a composable way with as little code as necessary.</text:span></text:p></office:annotation>Python Click Library<office:annotation-end office:name="__Annotation__4874_3287677083"/></text:p>
      <text:list xml:id="list123830775432414" text:continue-numbering="true" text:style-name="L3">
        <text:list-item>
          <text:p text:style-name="P9"><text:a xlink:type="simple" xlink:href="https://click.palletsprojects.com/en/8.1.x/" text:style-name="Internet_20_link" text:visited-style-name="Visited_20_Internet_20_Link">https://click.palletsprojects.com/en/8.1.x/</text:a></text:p>
        </text:list-item>
      </text:list>
      <text:p text:style-name="P1">beautifulsoup gather all id from this tag type</text:p>
      <text:list xml:id="list3174493177" text:style-name="L4">
        <text:list-item>
          <text:p text:style-name="P10"><text:a xlink:type="simple" xlink:href="https://stackoverflow.com/questions/24962673/beautiful-soup-getting-tag-id" text:style-name="Internet_20_link" text:visited-style-name="Visited_20_Internet_20_Link">https://stackoverflow.com/questions/24962673/beautiful-soup-getting-tag-id</text:a></text:p>
        </text:list-item>
      </text:list>
      <text:p text:style-name="P1">what is a python <text:span text:style-name="T1">constructor</text:span></text:p>
      <text:list xml:id="list401671823" text:style-name="L5">
        <text:list-item>
          <text:p text:style-name="P11"><text:a xlink:type="simple" xlink:href="https://www.scaler.com/topics/constructor-in-python/" text:style-name="Internet_20_link" text:visited-style-name="Visited_20_Internet_20_Link">https://www.scaler.com/topics/constructor-in-python/</text:a></text:p>
        </text:list-item>
        <text:list-item>
          <text:p text:style-name="P11"><text:a xlink:type="simple" xlink:href="https://stackoverflow.com/questions/2136267/beautiful-soup-and-extracting-a-div-and-its-contents-by-id" text:style-name="Internet_20_link" text:visited-style-name="Visited_20_Internet_20_Link">https://stackoverflow.com/questions/2136267/beautiful-soup-and-extracting-a-div-and-its-contents-by-id</text:a></text:p>
        </text:list-item>
      </text:list>
      <text:p text:style-name="P1"><text:a xlink:type="simple" xlink:href="https://stackoverflow.com/questions/67065015/beautifulsoup-only-finds-first-element-in-class" text:style-name="Internet_20_link" text:visited-style-name="Visited_20_Internet_20_Link">https://stackoverflow.com/questions/67065015/beautifulsoup-only-finds-first-element-in-class</text:a></text:p>
      <text:p text:style-name="P1">requests python library</text:p>
      <text:list xml:id="list2767263781" text:style-name="L6">
        <text:list-item>
          <text:p text:style-name="P12">Requests is a HTTP library for the Python programming language. The goal of the project is to make HTTP requests simpler and more human-friendly. The current version is 2.28.0. Requests is released under the Apache License 2.0. Requests is one of the most popular Python libraries that is not included with Python. <text:a xlink:type="simple" xlink:href="https://en.wikipedia.org/wiki/Requests_(software)" text:style-name="Internet_20_link" text:visited-style-name="Visited_20_Internet_20_Link">Wikipedia</text:a></text:p>
        </text:list-item>
      </text:list>
      <text:p text:style-name="P1"/>
      <text:p text:style-name="P1"><text:a xlink:type="simple" xlink:href="https://youtu.be/gRLHr664tXA" text:style-name="Internet_20_link" text:visited-style-name="Visited_20_Internet_20_Link">Beautiful Soup 4 Tutorial #1 - Web Scraping With Python</text:a></text:p>
      <text:p text:style-name="P1"/>
      <text:p text:style-name="P1">how to specify beautifulsoup to return ID</text:p>
      <text:p text:style-name="P1">using bs4 attrs for each tag</text:p>
      <text:list xml:id="list1594233536" text:style-name="L7">
        <text:list-item>
          <text:p text:style-name="P13"><text:a xlink:type="simple" xlink:href="https://stackoverflow.com/questions/2612548/extracting-an-attribute-value-with-beautifulsoup" text:style-name="Internet_20_link" text:visited-style-name="Visited_20_Internet_20_Link">https://stackoverflow.com/questions/2612548/extracting-an-attribute-value-with-beautifulsoup</text:a></text:p>
        </text:list-item>
        <text:list-item>
          <text:p text:style-name="P13"><text:a xlink:type="simple" xlink:href="https://stackoverflow.com/questions/49554956/attributeerror-nonetype-object-has-no-attribute-attrs" text:style-name="Internet_20_link" text:visited-style-name="Visited_20_Internet_20_Link">https://stackoverflow.com/questions/49554956/attributeerror-nonetype-object-has-no-attribute-attrs</text:a></text:p>
        </text:list-item>
        <text:list-item>
          <text:p text:style-name="P13"><text:a xlink:type="simple" xlink:href="https://wiki.python.org/moin/ForLoop" text:style-name="Internet_20_link" text:visited-style-name="Visited_20_Internet_20_Link">https://wiki.python.org/moin/ForLoop</text:a></text:p>
        </text:list-item>
      </text:list>
      <text:p text:style-name="P1">beautifulsoup and section</text:p>
      <text:list xml:id="list3372513982" text:style-name="L8">
        <text:list-item>
          <text:p text:style-name="P18"><text:a xlink:type="simple" xlink:href="https://www.geeksforgeeks.org/beautifulsoup-parsing-only-section-of-a-document/" text:style-name="Internet_20_link" text:visited-style-name="Visited_20_Internet_20_Link"><text:span text:style-name="T2">https://www.geeksforgeeks.org/beautifulsoup-parsing-only-section-of-a-document/</text:span></text:a></text:p>
        </text:list-item>
      </text:list>
      <text:p text:style-name="P1">beautifulsoup get id</text:p>
      <text:list xml:id="list3217805840" text:style-name="L9">
        <text:list-item>
          <text:p text:style-name="P14"><text:a xlink:type="simple" xlink:href="https://stackoverflow.com/questions/73359053/beautifulsoup-only-retrieves-1st-element" text:style-name="Internet_20_link" text:visited-style-name="Visited_20_Internet_20_Link">https://stackoverflow.com/questions/73359053/beautifulsoup-only-retrieves-1st-element</text:a></text:p>
        </text:list-item>
        <text:list-item>
          <text:p text:style-name="P14"><text:a xlink:type="simple" xlink:href="https://stackoverflow.com/questions/8933863/how-to-find-tags-with-only-certain-attributes-beautifulsoup" text:style-name="Internet_20_link" text:visited-style-name="Visited_20_Internet_20_Link">https://stackoverflow.com/questions/8933863/how-to-find-tags-with-only-certain-attributes-beautifulsoup</text:a></text:p>
        </text:list-item>
      </text:list>
      <text:p text:style-name="P1">error 'method' object is not subscriptable beautifulsoup</text:p>
      <text:p text:style-name="P1">beautifulsoup return only attribute value of tag</text:p>
      <text:list xml:id="list2476908460" text:style-name="L10">
        <text:list-item>
          <text:p text:style-name="P15"><text:a xlink:type="simple" xlink:href="https://www.geeksforgeeks.org/extracting-an-attribute-value-with-beautifulsoup-in-python/" text:style-name="Internet_20_link" text:visited-style-name="Visited_20_Internet_20_Link">https://www.geeksforgeeks.org/extracting-an-attribute-value-with-beautifulsoup-in-python/</text:a></text:p>
        </text:list-item>
        <text:list-item>
          <text:p text:style-name="P15"><text:a xlink:type="simple" xlink:href="https://www.skytowner.com/explore/extracting_attribute_values_in_beautiful_soup" text:style-name="Internet_20_link" text:visited-style-name="Visited_20_Internet_20_Link">https://www.skytowner.com/explore/extracting_attribute_values_in_beautiful_soup</text:a></text:p>
        </text:list-item>
        <text:list-item>
          <text:p text:style-name="P15"><text:a xlink:type="simple" xlink:href="https://linuxpip.org/get-attribute-in-beautifulsoup/" text:style-name="Internet_20_link" text:visited-style-name="Visited_20_Internet_20_Link">https://linuxpip.org/get-attribute-in-beautifulsoup/</text:a></text:p>
        </text:list-item>
        <text:list-item>
          <text:p text:style-name="P15"><text:soft-page-break/><text:a xlink:type="simple" xlink:href="https://stackoverflow.com/questions/2571228/python-beautiful-soup-arguments" text:style-name="Internet_20_link" text:visited-style-name="Visited_20_Internet_20_Link">https://stackoverflow.com/questions/2571228/python-beautiful-soup-arguments</text:a></text:p>
        </text:list-item>
      </text:list>
      <text:p text:style-name="P1">beautifulsoup inside functions</text:p>
      <text:list xml:id="list3327631659" text:style-name="L11">
        <text:list-item>
          <text:p text:style-name="P16"><text:a xlink:type="simple" xlink:href="https://stackoverflow.com/questions/58671008/beautifulsoup-find-function-returns-when-retrieving-text" text:style-name="Internet_20_link" text:visited-style-name="Visited_20_Internet_20_Link">https://stackoverflow.com/questions/58671008/beautifulsoup-find-function-returns-when-retrieving-text</text:a></text:p>
        </text:list-item>
        <text:list-item>
          <text:p text:style-name="P16"><text:a xlink:type="simple" xlink:href="https://stackoverflow.blog/2022/10/27/introducing-the-ask-wizard-your-guide-to-crafting-high-quality-questions/?cb=1" text:style-name="Internet_20_link" text:visited-style-name="Visited_20_Internet_20_Link">https://stackoverflow.blog/2022/10/27/introducing-the-ask-wizard-your-guide-to-crafting-high-quality-questions/?cb=1</text:a></text:p>
        </text:list-item>
      </text:list>
      <text:p text:style-name="P1"/>
      <text:p text:style-name="P1"><text:a xlink:type="simple" xlink:href="https://www.youtube.com/watch?v=Kn06785pkJg&amp;t=26s&amp;ab_channel=codeSTACKr" text:style-name="Internet_20_link" text:visited-style-name="Visited_20_Internet_20_Link">https://www.youtube.com/watch?v=Kn06785pkJg&amp;t=26s&amp;ab_channel=codeSTACKr</text:a></text:p>
      <text:p text:style-name="P1"><text:a xlink:type="simple" xlink:href="https://www.youtube.com/results?search_query=loops+in+python" text:style-name="Internet_20_link" text:visited-style-name="Visited_20_Internet_20_Link">https://www.youtube.com/results?search_query=loops+in+python</text:a></text:p>
      <text:p text:style-name="P1"><text:a xlink:type="simple" xlink:href="https://www.youtube.com/watch?v=94UHCEmprCY&amp;ab_channel=ProgrammingwithMosh" text:style-name="Internet_20_link" text:visited-style-name="Visited_20_Internet_20_Link">https://www.youtube.com/watch?v=94UHCEmprCY&amp;ab_channel=ProgrammingwithMosh</text:a></text:p>
      <text:p text:style-name="P1"><text:a xlink:type="simple" xlink:href="https://www.youtube.com/watch?v=6iF8Xb7Z3wQ&amp;ab_channel=CoreySchafer" text:style-name="Internet_20_link" text:visited-style-name="Visited_20_Internet_20_Link">https://www.youtube.com/watch?v=6iF8Xb7Z3wQ&amp;ab_channel=CoreySchafer</text:a></text:p>
      <text:p text:style-name="P1"/>
      <text:p text:style-name="P1">python script returns file path followed by variable one</text:p>
      <text:p text:style-name="P1">convert to string python</text:p>
      <text:p text:style-name="P1">want to pass beautifulsoup results into variable</text:p>
      <text:list xml:id="list193796672" text:style-name="L12">
        <text:list-item>
          <text:p text:style-name="P19"><text:a xlink:type="simple" xlink:href="https://www.freecodecamp.org/news/web-scraping-python-tutorial-how-to-scrape-data-from-a-website/" text:style-name="Internet_20_link" text:visited-style-name="Visited_20_Internet_20_Link"><text:span text:style-name="T2">https://www.freecodecamp.org/news/web-scraping-python-tutorial-how-to-scrape-data-from-a-website/</text:span></text:a></text:p>
        </text:list-item>
      </text:list>
      <text:p text:style-name="P1">storing a for loop in a variable python</text:p>
      <text:list xml:id="list1556234308" text:style-name="L13">
        <text:list-item>
          <text:p text:style-name="P20"><text:a xlink:type="simple" xlink:href="https://stackoverflow.com/questions/39366134/how-to-store-values-retrieved-from-a-loop-in-different-variables-in-python" text:style-name="Internet_20_link" text:visited-style-name="Visited_20_Internet_20_Link"><text:span text:style-name="T2">https://stackoverflow.com/questions/39366134/how-to-store-values-retrieved-from-a-loop-in-different-variables-in-python</text:span></text:a></text:p>
        </text:list-item>
      </text:list>
      <text:p text:style-name="P1"/>
      <text:p text:style-name="P1">want to pass beautifulsoup results into variable</text:p>
      <text:list xml:id="list3645060135" text:style-name="L14">
        <text:list-item>
          <text:p text:style-name="P21"><text:a xlink:type="simple" xlink:href="https://www.freecodecamp.org/news/web-scraping-python-tutorial-how-to-scrape-data-from-a-website/" text:style-name="Internet_20_link" text:visited-style-name="Visited_20_Internet_20_Link"><text:span text:style-name="T2">https://www.freecodecamp.org/news/web-scraping-python-tutorial-how-to-scrape-data-from-a-website/</text:span></text:a></text:p>
        </text:list-item>
      </text:list>
      <text:p text:style-name="P1">storing a for loop in a variable python</text:p>
      <text:list xml:id="list1518402243" text:style-name="L15">
        <text:list-item>
          <text:p text:style-name="P17"><text:a xlink:type="simple" xlink:href="https://stackoverflow.com/questions/39366134/how-to-store-values-retrieved-from-a-loop-in-different-variables-in-python" text:style-name="Internet_20_link" text:visited-style-name="Visited_20_Internet_20_Link">https://stackoverflow.com/questions/39366134/how-to-store-values-retrieved-from-a-loop-in-different-variables-in-python</text:a></text:p>
        </text:list-item>
        <text:list-item>
          <text:p text:style-name="P17">Create a list before the loop and store x in the list as you iterate:</text:p>
        </text:list-item>
      </text:list>
      <text:p text:style-name="P1"><text:a xlink:type="simple" xlink:href="https://www.w3schools.com/python/python_classes.asp" text:style-name="Internet_20_link" text:visited-style-name="Visited_20_Internet_20_Link">https://www.w3schools.com/python/python_classes.asp</text:a></text:p>
      <text:p text:style-name="P1"><text:a xlink:type="simple" xlink:href="https://www.w3schools.com/python/python_lists.asp" text:style-name="Internet_20_link" text:visited-style-name="Visited_20_Internet_20_Link">https://www.w3schools.com/python/python_lists.asp</text:a></text:p>
      <text:p text:style-name="P1">change to list attribute python</text:p>
      <text:p text:style-name="P1">python list not translating through function python</text:p>
      <text:p text:style-name="P1">invalid syntax python stdin line 1 &amp; &gt;&gt;&gt; &amp;</text:p>
      <text:p text:style-name="P1"><text:a xlink:type="simple" xlink:href="https://realpython.com/invalid-syntax-python/" text:style-name="Internet_20_link" text:visited-style-name="Visited_20_Internet_20_Link">https://realpython.com/invalid-syntax-python/</text:a></text:p>
      <text:p text:style-name="P3">resolved with exit() or ctrl+c or ctrl + z</text:p>
      <text:p text:style-name="P2">beautifulsoup get list of tags</text:p>
      <text:list xml:id="list2397206070" text:style-name="L16">
        <text:list-item>
          <text:p text:style-name="P22"><text:a xlink:type="simple" xlink:href="https://www.plus2net.com/python/bs4-find_all.php" text:style-name="Internet_20_link" text:visited-style-name="Visited_20_Internet_20_Link">https://www.plus2net.com/python/bs4-find_all.php</text:a></text:p>
        </text:list-item>
        <text:list-item>
          <text:p text:style-name="P22"><text:a xlink:type="simple" xlink:href="https://www.geeksforgeeks.org/get-a-list-of-all-the-heading-tags-using-beautifulsoup/" text:style-name="Internet_20_link" text:visited-style-name="Visited_20_Internet_20_Link">https://www.geeksforgeeks.org/get-a-list-of-all-the-heading-tags-using-beautifulsoup/</text:a></text:p>
        </text:list-item>
      </text:list>
      <text:p text:style-name="P2">delete all attributes beautifulsoup</text:p>
      <text:list xml:id="list1977199513" text:style-name="L17">
        <text:list-item>
          <text:p text:style-name="P23">**<text:a xlink:type="simple" xlink:href="https://gist.github.com/bradmontgomery/673417/f844892d0ecb4e900b78d7419fe6f0c73184ac6d" text:style-name="Internet_20_link" text:visited-style-name="Visited_20_Internet_20_Link">https://gist.github.com/bradmontgomery/673417/f844892d0ecb4e900b78d7419fe6f0c73184ac6d</text:a></text:p>
          <text:list>
            <text:list-item>
              <text:p text:style-name="P23"><text:a xlink:type="simple" xlink:href="https://peps.python.org/pep-3107/" text:style-name="Internet_20_link" text:visited-style-name="Visited_20_Internet_20_Link">https://peps.python.org/pep-3107/</text:a></text:p>
            </text:list-item>
          </text:list>
        </text:list-item>
        <text:list-item>
          <text:p text:style-name="P23"><text:a xlink:type="simple" xlink:href="https://stackoverflow.com/questions/9044088/beautifulsoup-strip-specified-attributes-but-preserve-the-tag-and-its-contents" text:style-name="Internet_20_link" text:visited-style-name="Visited_20_Internet_20_Link">https://stackoverflow.com/questions/9044088/beautifulsoup-strip-specified-attributes-but-preserve-the-tag-and-its-contents</text:a></text:p>
        </text:list-item>
      </text:list>
      <text:p text:style-name="P2"/>
      <text:p text:style-name="P2"><office:annotation office:name="__Annotation__5350_3287677083" loext:resolved="false"><dc:creator>Unknown Author</dc:creator><dc:date>2022-10-31T10:07:41.867000000</dc:date><text:p text:style-name="P44"><text:span text:style-name="T7">study</text:span></text:p></office:annotation>with statement python code<office:annotation-end office:name="__Annotation__5350_3287677083"/></text:p>
      <text:list xml:id="list963038106" text:style-name="L18">
        <text:list-item>
          <text:p text:style-name="P24"><text:a xlink:type="simple" xlink:href="https://www.geeksforgeeks.org/with-statement-in-python/" text:style-name="Internet_20_link" text:visited-style-name="Visited_20_Internet_20_Link">https://www.geeksforgeeks.org/with-statement-in-python/</text:a></text:p>
        </text:list-item>
        <text:list-item>
          <text:p text:style-name="P24"><text:a xlink:type="simple" xlink:href="https://realpython.com/python-with-statement/" text:style-name="Internet_20_link" text:visited-style-name="Visited_20_Internet_20_Link">https://realpython.com/python-with-statement/</text:a></text:p>
        </text:list-item>
      </text:list>
      <text:p text:style-name="P2"/>
      <text:p text:style-name="P2"><text:soft-page-break/>beautifulsoup delete parent without deleting child</text:p>
      <text:list xml:id="list764020794" text:style-name="L19">
        <text:list-item>
          <text:p text:style-name="P25"><text:a xlink:type="simple" xlink:href="https://stackoverflow.com/questions/51013010/how-to-delete-parent-without-deleting-children-in-one-to-many-relationship" text:style-name="Internet_20_link" text:visited-style-name="Visited_20_Internet_20_Link">https://stackoverflow.com/questions/51013010/how-to-delete-parent-without-deleting-children-in-one-to-many-relationship</text:a></text:p>
        </text:list-item>
        <text:list-item>
          <text:p text:style-name="P25"><text:a xlink:type="simple" xlink:href="https://stackoverflow.com/questions/16779922/remove-parent-tag-without-removing-children-with-elementtree" text:style-name="Internet_20_link" text:visited-style-name="Visited_20_Internet_20_Link">https://stackoverflow.com/questions/16779922/remove-parent-tag-without-removing-children-with-elementtree</text:a></text:p>
        </text:list-item>
      </text:list>
      <text:p text:style-name="P2"><office:annotation office:name="__Annotation__5351_3287677083" loext:resolved="false"><dc:creator>Unknown Author</dc:creator><dc:date>2022-10-31T10:08:31.783000000</dc:date><text:p text:style-name="P44"><text:span text:style-name="T7">0 ended up being the index of the list that had been returned with find_all()</text:span></text:p></office:annotation>beautifulsoup 0<office:annotation-end office:name="__Annotation__5351_3287677083"/></text:p>
      <text:list xml:id="list123830877293476" text:continue-numbering="true" text:style-name="L19">
        <text:list-item>
          <text:p text:style-name="P25"><text:a xlink:type="simple" xlink:href="https://stackoverflow.com/questions/22979906/python-beautifulsoup-sorting-td-tags-by-index-0-and-2-work-but-not-1" text:style-name="Internet_20_link" text:visited-style-name="Visited_20_Internet_20_Link">https://stackoverflow.com/questions/22979906/python-beautifulsoup-sorting-td-tags-by-index-0-and-2-work-but-not-1</text:a></text:p>
        </text:list-item>
      </text:list>
      <text:p text:style-name="P2">beautifulsoup can't decompose style tag</text:p>
      <text:list xml:id="list123832207050175" text:continue-numbering="true" text:style-name="L19">
        <text:list-item>
          <text:p text:style-name="P25"><text:a xlink:type="simple" xlink:href="https://stackoverflow.com/questions/39885359/beautifulsoup-decompose" text:style-name="Internet_20_link" text:visited-style-name="Visited_20_Internet_20_Link">https://stackoverflow.com/questions/39885359/beautifulsoup-decompose</text:a></text:p>
        </text:list-item>
      </text:list>
      <text:p text:style-name="P2">not equal to variable python</text:p>
      <text:list xml:id="list4282421786" text:style-name="L20">
        <text:list-item>
          <text:p text:style-name="P26">!<text:span text:style-name="T3">=</text:span></text:p>
        </text:list-item>
      </text:list>
      <text:p text:style-name="P2"><office:annotation office:name="__Annotation__5352_3287677083" loext:resolved="false"><dc:creator>Unknown Author</dc:creator><dc:date>2022-10-31T10:10:25.007000000</dc:date><text:p text:style-name="P44"><text:span text:style-name="T7">study, quality resource</text:span></text:p></office:annotation>if iterated item is not in list store in list<office:annotation-end office:name="__Annotation__5352_3287677083"/></text:p>
      <text:list xml:id="list3432330680" text:style-name="L21">
        <text:list-item>
          <text:p text:style-name="P27"><text:a xlink:type="simple" xlink:href="https://www.tutorialspoint.com/list-methods-in-python-in-not-in-len-min-max" text:style-name="Internet_20_link" text:visited-style-name="Visited_20_Internet_20_Link">https://www.tutorialspoint.com/list-methods-in-python-in-not-in-len-min-max</text:a></text:p>
        </text:list-item>
      </text:list>
      <text:p text:style-name="P4">tutorialspoint effective resume writing</text:p>
      <text:list xml:id="list4167935444" text:style-name="L22">
        <text:list-item>
          <text:p text:style-name="P28"><text:a xlink:type="simple" xlink:href="https://www.tutorialspoint.com/effective_resume_writing.htm" text:style-name="Internet_20_link" text:visited-style-name="Visited_20_Internet_20_Link">https://www.tutorialspoint.com/effective_resume_writing.htm</text:a></text:p>
        </text:list-item>
      </text:list>
      <text:p text:style-name="P4"><office:annotation office:name="__Annotation__5353_3287677083" loext:resolved="false"><dc:creator>Unknown Author</dc:creator><dc:date>2022-10-31T10:11:23.979000000</dc:date><text:p text:style-name="P44"><text:span text:style-name="T7">temporarily let me continue the function, but the function was broken because error was fatal to functionTask.</text:span></text:p></office:annotation>python continue if fails<office:annotation-end office:name="__Annotation__5353_3287677083"/></text:p>
      <text:list xml:id="list123831334043846" text:continue-numbering="true" text:style-name="L22">
        <text:list-item>
          <text:p text:style-name="P28"><text:a xlink:type="simple" xlink:href="https://stackoverflow.com/questions/38707513/ignoring-an-error-message-to-continue-with-the-loop-in-python" text:style-name="Internet_20_link" text:visited-style-name="Visited_20_Internet_20_Link">https://stackoverflow.com/questions/38707513/ignoring-an-error-message-to-continue-with-the-loop-in-python</text:a></text:p>
        </text:list-item>
      </text:list>
      <text:p text:style-name="P4"><office:annotation office:name="__Annotation__5354_3287677083" loext:resolved="false"><dc:creator>Unknown Author</dc:creator><dc:date>2022-10-31T10:12:10.646000000</dc:date><text:p text:style-name="P44"><text:span text:style-name="T7">no relevant information in search</text:span></text:p><text:p text:style-name="P44"><text:span text:style-name="T7">what func() iteration was this in reference to again?</text:span></text:p></office:annotation>python str object is not callable<office:annotation-end office:name="__Annotation__5354_3287677083"/></text:p>
      <text:p text:style-name="P4">python skip to next iteration</text:p>
      <text:list xml:id="list468185288" text:style-name="L23">
        <text:list-item>
          <text:p text:style-name="P29"><office:annotation office:name="__Annotation__5355_3287677083" loext:resolved="false"><dc:creator>Unknown Author</dc:creator><dc:date>2022-10-31T10:14:02.670000000</dc:date><text:p text:style-name="P44"><text:span text:style-name="T7">study, quality resource</text:span></text:p></office:annotation><text:a xlink:type="simple" xlink:href="https://beginnersbook.com/2018/01/python-continue-statement/" text:style-name="Internet_20_link" text:visited-style-name="Visited_20_Internet_20_Link">https://beginnersbook.com/2018/01/python-continue-statement/</text:a> <office:annotation-end office:name="__Annotation__5355_3287677083"/></text:p>
        </text:list-item>
        <text:list-item>
          <text:p text:style-name="P29"><text:a xlink:type="simple" xlink:href="https://stackoverflow.com/questions/26068088/python-ignoring-if-statement" text:style-name="Internet_20_link" text:visited-style-name="Visited_20_Internet_20_Link">https://stackoverflow.com/questions/26068088/python-ignoring-if-statement</text:a></text:p>
        </text:list-item>
      </text:list>
      <text:p text:style-name="P4"><office:annotation office:name="__Annotation__5358_3287677083" loext:resolved="false"><dc:creator>Unknown Author</dc:creator><dc:date>2022-10-31T10:16:39.744000000</dc:date><text:p text:style-name="P44"><text:span text:style-name="T7">full web scraping project for additional practice later on?</text:span></text:p></office:annotation><text:a xlink:type="simple" xlink:href="https://www.freecodecamp.org/news/web-scraping-python-tutorial-how-to-scrape-data-from-a-website/" text:style-name="Internet_20_link" text:visited-style-name="Visited_20_Internet_20_Link">https://www.freecodecamp.org/news/web-scraping-python-tutorial-how-to-scrape-data-from-a-website/</text:a> <office:annotation-end office:name="__Annotation__5358_3287677083"/></text:p>
      <text:p text:style-name="P4"><text:a xlink:type="simple" xlink:href="https://stackoverflow.com/questions/39366134/how-to-store-values-retrieved-from-a-loop-in-different-variables-in-python" text:style-name="Internet_20_link" text:visited-style-name="Visited_20_Internet_20_Link">https://stackoverflow.com/questions/39366134/how-to-store-values-retrieved-from-a-loop-in-different-variables-in-python</text:a></text:p>
      <text:list xml:id="list4209789863" text:style-name="L24">
        <text:list-item>
          <text:p text:style-name="P34">Create a list before the loop and store x in the list as you iterate:</text:p>
        </text:list-item>
      </text:list>
      <text:p text:style-name="P5">Killing Attributes</text:p>
      <text:list xml:id="list3016419654" text:style-name="L25">
        <text:list-item>
          <text:p text:style-name="P35"><text:a xlink:type="simple" xlink:href="https://gist.github.com/bradmontgomery/673417/f844892d0ecb4e900b78d7419fe6f0c73184ac6d" text:style-name="Internet_20_link" text:visited-style-name="Visited_20_Internet_20_Link">https://gist.github.com/bradmontgomery/673417/f844892d0ecb4e900b78d7419fe6f0c73184ac6d</text:a></text:p>
          <text:list>
            <text:list-item>
              <text:p text:style-name="P35">Better, updated answers in the comments, project unmaintained for 12y</text:p>
              <text:list>
                <text:list-item>
                  <text:p text:style-name="P35">comment by <text:span text:style-name="T5">mzpqnxow</text:span><text:span text:style-name="T6"> mentions “PEP-3107 type hints/annotations for clarity”</text:span></text:p>
                  <text:list>
                    <text:list-item>
                      <text:p text:style-name="P35"><text:span text:style-name="T6">research: </text:span><text:a xlink:type="simple" xlink:href="https://peps.python.org/pep-3107/" text:style-name="Internet_20_link" text:visited-style-name="Visited_20_Internet_20_Link"><text:span text:style-name="T5">https://peps.python.org/pep-3107/</text:span></text:a><text:span text:style-name="T6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a xlink:type="simple" xlink:href="https://stackoverflow.com/questions/9044088/beautifulsoup-strip-specified-attributes-but-preserve-the-tag-and-its-contents" text:style-name="Internet_20_link" text:visited-style-name="Visited_20_Internet_20_Link"><text:span text:style-name="T6">https://stackoverflow.com/questions/9044088/beautifulsoup-strip-specified-attributes-but-preserve-the-tag-and-its-contents</text:span></text:a></text:p>
        </text:list-item>
        <text:list-item>
          <text:p text:style-name="P36">python multiline comment</text:p>
          <text:list>
            <text:list-item>
              <text:p text:style-name="P36">“use quotations”</text:p>
            </text:list-item>
          </text:list>
        </text:list-item>
      </text:list>
      <text:p text:style-name="P37">(Difficulty stripping doctype)</text:p>
      <text:p text:style-name="P38">beautifulsoup removing doctype</text:p>
      <text:list xml:id="list3010731109" text:style-name="L26">
        <text:list-item>
          <text:p text:style-name="P39">https://stackoverflow.com/questions/47172262/strip-doctype-from-html-using-beautifulsoup4</text:p>
        </text:list-item>
      </text:list>
      <text:p text:style-name="P4"><text:a xlink:type="simple" xlink:href="https://www.w3schools.com/python/ref_list_append.asp" text:style-name="Internet_20_link" text:visited-style-name="Visited_20_Internet_20_Link">https://www.w3schools.com/python/ref_list_append.asp</text:a></text:p>
      <text:p text:style-name="P4">html elements <text:span text:style-name="T4">(to double check my internal definition)</text:span></text:p>
      <text:p text:style-name="P4"><office:annotation office:name="__Annotation__5390_3287677083" loext:resolved="false"><dc:creator>Unknown Author</dc:creator><dc:date>2022-10-31T10:26:43.164000000</dc:date><text:p text:style-name="P44"><text:span text:style-name="T7">quality resource</text:span></text:p><text:p text:style-name="P44"><text:span text:style-name="T7">page naming conventions are really weird though, not straightforward at all. Navigating or finding information could be a pain, but website has quality information.</text:span></text:p></office:annotation><text:a xlink:type="simple" xlink:href="https://realpython.com/python-and-operator/" text:style-name="Internet_20_link" text:visited-style-name="Visited_20_Internet_20_Link">https://realpython.com/python-and-operator/</text:a><office:annotation-end office:name="__Annotation__5390_3287677083"/></text:p>
      <text:p text:style-name="P4">beautifulsoup won't decompose doctype tag</text:p>
      <text:list xml:id="list2335208810" text:style-name="L27">
        <text:list-item>
          <text:p text:style-name="P30"><office:annotation office:name="__Annotation__5391_3287677083" loext:resolved="false"><dc:creator>Unknown Author</dc:creator><dc:date>2022-10-31T10:28:12.100000000</dc:date><text:p text:style-name="P44"><text:span text:style-name="T7">is readthedocs.io a good resource to find other documentation?</text:span></text:p><text:p text:style-name="P44"><text:span text:style-name="T7">pretty modern format, but basically the same as the original docs page? What’s the benefit, versioning?</text:span></text:p></office:annotation><text:a xlink:type="simple" xlink:href="https://beautiful-soup-4.readthedocs.io/en/latest/" text:style-name="Internet_20_link" text:visited-style-name="Visited_20_Internet_20_Link">https://beautiful-soup-4.readthedocs.io/en/latest/</text:a><office:annotation-end office:name="__Annotation__5391_3287677083"/></text:p>
        </text:list-item>
        <text:list-item>
          <text:p text:style-name="P30"><office:annotation office:name="__Annotation__5392_3287677083" loext:resolved="false"><dc:creator>Unknown Author</dc:creator><dc:date>2022-10-31T10:29:20.087000000</dc:date><text:p text:style-name="P44"><text:span text:style-name="T7">I don’t understand this code, dissect later.</text:span></text:p></office:annotation>https://stackoverflow.com/questions/2499358/get-document-doctype-with-beautifulsoup<office:annotation-end office:name="__Annotation__5392_3287677083"/></text:p>
        </text:list-item>
      </text:list>
      <text:p text:style-name="P4">doctype beautifulsoup</text:p>
      <text:list xml:id="list2923859130" text:style-name="L28">
        <text:list-item>
          <text:p text:style-name="P31"><office:annotation office:name="__Annotation__5426_3287677083" loext:resolved="false"><dc:creator>Unknown Author</dc:creator><dc:date>2022-10-31T10:31:45.249000000</dc:date><text:p text:style-name="P44"><text:span text:style-name="T7">interesting site concept, definitely add to list</text:span></text:p><text:p text:style-name="P44"><text:span text:style-name="T7"/></text:p><text:p text:style-name="P44"><text:span text:style-name="T7">Used code from example 2 for removing doctype</text:span></text:p><text:p text:style-name="P44"><text:span text:style-name="T7"/></text:p><text:p text:style-name="P44"><text:span text:style-name="T7">EXPLORE</text:span></text:p></office:annotation><text:a xlink:type="simple" xlink:href="https://www.programcreek.com/python/example/127734/bs4.Doctype" text:style-name="Internet_20_link" text:visited-style-name="Visited_20_Internet_20_Link">https://www.programcreek.com/python/example/127734/bs4.Doctype</text:a> <office:annotation-end office:name="__Annotation__5426_3287677083"/></text:p>
          <text:list>
            <text:list-item>
              <text:p text:style-name="P40"><text:soft-page-break/><office:annotation office:name="__Annotation__5429_3287677083" loext:resolved="false"><dc:creator>Unknown Author</dc:creator><dc:date>2022-10-31T10:37:40.963000000</dc:date><text:p text:style-name="P44"><text:span text:style-name="T7">RESEARCH</text:span></text:p></office:annotation>replacing extract() with decompose() broke the script, ?and returned the earlier error “str object is not callable”?<office:annotation-end office:name="__Annotation__5429_3287677083"/></text:p>
            </text:list-item>
          </text:list>
        </text:list-item>
      </text:list>
      <text:p text:style-name="P4"/>
      <text:p text:style-name="P4">gitignore file</text:p>
      <text:list xml:id="list34060548" text:style-name="L29">
        <text:list-item>
          <text:p text:style-name="P32"><text:a xlink:type="simple" xlink:href="https://git-scm.com/docs/gitignore#:~:text=A%20gitignore%20file%20specifies%20intentionally,gitignore%20file%20specifies%20a%20pattern" text:style-name="Internet_20_link" text:visited-style-name="Visited_20_Internet_20_Link">https://git-scm.com/docs/gitignore#:~:text=A%20gitignore%20file%20specifies%20intentionally,gitignore%20file%20specifies%20a%20pattern</text:a>.</text:p>
        </text:list-item>
      </text:list>
      <text:p text:style-name="P4">where should i put a gitignore file</text:p>
      <text:list xml:id="list123831104793671" text:continue-numbering="true" text:style-name="L29">
        <text:list-item>
          <text:p text:style-name="P32"><text:a xlink:type="simple" xlink:href="https://youtu.be/qSnjgEU6VwQ" text:style-name="Internet_20_link" text:visited-style-name="Visited_20_Internet_20_Link">https://youtu.be/qSnjgEU6VwQ</text:a></text:p>
        </text:list-item>
        <text:list-item>
          <text:p text:style-name="P33"><text:a xlink:type="simple" xlink:href="https://www.youtube.com/watch?v=fOpg7lO04Nk&amp;ab_channel=CameronMcKenzie" text:style-name="Internet_20_link" text:visited-style-name="Visited_20_Internet_20_Link">https://www.youtube.com/watch?v=fOpg7lO04Nk&amp;ab_channel=CameronMcKenzie</text:a></text:p>
        </text:list-item>
        <text:list-item>
          <text:p text:style-name="P33"><text:a xlink:type="simple" xlink:href="https://www.atlassian.com/git/tutorials/saving-changes/gitignore" text:style-name="Internet_20_link" text:visited-style-name="Visited_20_Internet_20_Link">https://www.atlassian.com/git/tutorials/saving-changes/gitignore</text:a></text:p>
        </text:list-item>
      </text:list>
      <text:p text:style-name="P6"><text:a xlink:type="simple" xlink:href="https://docs.github.com/en/get-started/getting-started-with-git/managing-remote-repositories#changing-a-remote-repositorys-url" text:style-name="Internet_20_link" text:visited-style-name="Visited_20_Internet_20_Link">https://docs.github.com/en/get-started/getting-started-with-git/managing-remote-repositories#changing-a-remote-repositorys-url</text:a></text:p>
      <text:list xml:id="list909951773" text:style-name="L30">
        <text:list-item>
          <text:p text:style-name="P41">can just open and edit the config file, replaceallinstances oldusername new username</text:p>
        </text:list-item>
        <text:list-item>
          <text:p text:style-name="P41"><office:annotation office:name="__Annotation__5985_3287677083" loext:resolved="false"><dc:creator>Unknown Author</dc:creator><dc:date>2022-10-31T12:38:21.783000000</dc:date><text:p text:style-name="P43"><text:span text:style-name="T8">FANTASTIC RESOURCE</text:span></text:p></office:annotation><text:a xlink:type="simple" xlink:href="https://matcha.fyi/python-placeholder/" text:style-name="Internet_20_link" text:visited-style-name="Visited_20_Internet_20_Link">https://matcha.fyi/python-placeholder/</text:a><office:annotation-end office:name="__Annotation__5985_3287677083"/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13:32:26.799000000</meta:creation-date>
    <dc:date>2022-10-31T12:38:30.300000000</dc:date>
    <meta:editing-duration>PT1H58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4" meta:paragraph-count="128" meta:word-count="516" meta:character-count="7782" meta:non-whitespace-character-count="7457"/>
  </office:meta>
</office:document-meta>
</file>